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AllAnnotationAttributes( String annot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AllAnnotationAttributes( String annotationName , boolean classValuesAs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tAnnotationAttributes( String annot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Annotated( String annot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AnnotationAttributes( String annotationName , boolean classValuesAs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